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7f0055" style:font-name="Monospace1" fo:font-size="10pt" fo:font-weight="bold" style:font-size-asian="10pt" style:font-weight-asian="bold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4" style:family="text">
      <style:text-properties fo:color="#3f7f5f" style:font-name="Monospace1" fo:font-size="10pt" style:font-size-asian="10pt"/>
    </style:style>
    <style:style style:name="T5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1" fo:font-size="10pt" fo:font-style="italic" style:font-size-asian="10pt" style:font-style-asian="italic"/>
    </style:style>
    <style:style style:name="T7" style:family="text">
      <style:text-properties fo:color="#2a00ff" style:font-name="Monospace1" fo:font-size="10pt" style:font-size-asian="10pt"/>
    </style:style>
    <style:style style:name="T8" style:family="text">
      <style:text-properties fo:color="#00c87d" style:font-name="Monospace1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UnitPricing {</text:span><text:span text:style-name="T4">//Written by </text:span><text:span text:style-name="T5">Ye</text:span><text:span text:style-name="T4">,</text:span><text:span text:style-name="T5">Zhengkun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args){</text:span></text:p>
      <text:p text:style-name="P1"><text:span text:style-name="T2"><text:tab/><text:tab/>Scanner </text:span><text:span text:style-name="T3">stdin</text:span><text:span text:style-name="T2"> = </text:span><text:span text:style-name="T1">new</text:span><text:span text:style-name="T2"> Scanner(System.</text:span><text:span text:style-name="T6">in</text:span><text:span text:style-name="T2">);</text:span></text:p>
      <text:p text:style-name="P1"><text:span text:style-name="T2"><text:tab/><text:tab/></text:span><text:span text:style-name="T1">int</text:span><text:span text:style-name="T2"> Quantity,UnitPrice,TotalAmount;</text:span></text:p>
      <text:p text:style-name="P1"><text:span text:style-name="T2"><text:tab/><text:tab/>System.</text:span><text:span text:style-name="T6">out</text:span><text:span text:style-name="T2">.print(</text:span><text:span text:style-name="T7">"Please Enter the Quantity desired:"</text:span><text:span text:style-name="T2">);</text:span></text:p>
      <text:p text:style-name="P1"><text:span text:style-name="T2"><text:tab/><text:tab/>Quantity = stdin.nextInt();</text:span></text:p>
      <text:p text:style-name="P1"><text:span text:style-name="T2"><text:tab/><text:tab/>System.</text:span><text:span text:style-name="T6">out</text:span><text:span text:style-name="T2">.print(</text:span><text:span text:style-name="T7">"Please Enter the unit price:"</text:span><text:span text:style-name="T2">);</text:span></text:p>
      <text:p text:style-name="P1"><text:span text:style-name="T2"><text:tab/><text:tab/>UnitPrice = stdin.nextInt();</text:span></text:p>
      <text:p text:style-name="P1"><text:span text:style-name="T2"><text:tab/><text:tab/></text:span></text:p>
      <text:p text:style-name="P1"><text:span text:style-name="T2"><text:tab/><text:tab/>TotalAmount = Quantity * UnitPrice;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<text:tab/>System.</text:span><text:span text:style-name="T6">out</text:span><text:span text:style-name="T2">.println(</text:span><text:span text:style-name="T7">"The Quanitity desired is <text:s/>:"</text:span><text:span text:style-name="T2"> + Quantity);</text:span></text:p>
      <text:p text:style-name="P1"><text:span text:style-name="T2"><text:tab/><text:tab/>System.</text:span><text:span text:style-name="T6">out</text:span><text:span text:style-name="T2">.println(</text:span><text:span text:style-name="T7">"The unit price is :"</text:span><text:span text:style-name="T2"> <text:s/>+ </text:span><text:span text:style-name="T7">"$"</text:span><text:span text:style-name="T2"> +UnitPrice );</text:span></text:p>
      <text:p text:style-name="P1"><text:span text:style-name="T2"><text:tab/><text:tab/>System.</text:span><text:span text:style-name="T6">out</text:span><text:span text:style-name="T2">.println(</text:span><text:span text:style-name="T7">"The Total Amount is :"</text:span><text:span text:style-name="T2"> + </text:span><text:span text:style-name="T7">"$"</text:span><text:span text:style-name="T2"> +TotalAmount);</text:span></text:p>
      <text:p text:style-name="P1"><text:span text:style-name="T2"><text:tab/><text:tab/></text:span></text:p>
      <text:p text:style-name="P1"><text:span text:style-name="T2"><text:tab/>}</text:span></text:p>
      <text:p text:style-name="P2"/>
      <text:p text:style-name="P1"><text:span text:style-name="T2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Please Enter the Quantity desired:</text:span><text:span text:style-name="T8">5</text:span></text:p>
      <text:p text:style-name="P1"><text:span text:style-name="T2">Please Enter the unit price:</text:span><text:span text:style-name="T8">10</text:span></text:p>
      <text:p text:style-name="P1"><text:span text:style-name="T2">The Quantity desired is <text:s/>:5</text:span></text:p>
      <text:p text:style-name="P1"><text:span text:style-name="T2">The unit price is :$10</text:span></text:p>
      <text:p text:style-name="P1"><text:span text:style-name="T2">The Total Amount is :$5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ngkun ye</meta:initial-creator>
    <meta:creation-date>2014-02-03T09:24:49</meta:creation-date>
    <meta:printed-by>Zhengkun ye</meta:printed-by>
    <meta:print-date>2014-02-03T09:26:06</meta:print-date>
    <dc:date>2014-02-03T09:34:12</dc:date>
    <dc:creator>Zhengkun ye</dc:creator>
    <meta:editing-duration>P0D</meta:editing-duration>
    <meta:editing-cycles>1</meta:editing-cycles>
    <meta:document-statistic meta:table-count="0" meta:image-count="0" meta:object-count="0" meta:page-count="1" meta:paragraph-count="25" meta:word-count="91" meta:character-count="738" meta:non-whitespace-character-count="632"/>
    <meta:generator>LibreOffice/4.0.4.2$Linux_X86_64 LibreOffice_project/400m0$Build-2</meta:generator>
  </office:meta>
</office:document-meta>
</file>